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34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1.628in"/>
    </style:style>
    <style:style style:name="co8" style:family="table-column">
      <style:table-column-properties fo:break-before="auto" style:column-width="1.3563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1.4626in"/>
    </style:style>
    <style:style style:name="co11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ynthesizeBuildings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nthesizeBuilding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3" table:default-cell-style-name="Excel_20_Built-in_20_Normal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icon</text:p>
          </table:table-cell>
          <table:table-cell office:value-type="string">
            <text:p>costPower</text:p>
          </table:table-cell>
          <table:table-cell table:style-name="Default" office:value-type="string">
            <text:p>upgradeType</text:p>
          </table:table-cell>
          <table:table-cell table:style-name="Default" office:value-type="string">
            <text:p>requirementType</text:p>
          </table:table-cell>
          <table:table-cell table:style-name="Default" office:value-type="string">
            <text:p>requirementAmount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>
            <text:p>trnFoot1</text:p>
          </table:table-cell>
          <table:table-cell office:value-type="string">
            <text:p>Footman Training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9">
            <text:p>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>
            <text:p>trnFoot2</text:p>
          </table:table-cell>
          <table:table-cell office:value-type="string">
            <text:p>Footman Training II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19">
            <text:p>1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>
            <text:p>trnFoot3</text:p>
          </table:table-cell>
          <table:table-cell office:value-type="string">
            <text:p>Footman Training III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29">
            <text:p>2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>
            <text:p>trnFoot4</text:p>
          </table:table-cell>
          <table:table-cell office:value-type="string">
            <text:p>Footman Training IV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49">
            <text:p>4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table:style-name="Default" office:value-type="float" office:value="50">
            <text:p>5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>
            <text:p>trnFoot5</text:p>
          </table:table-cell>
          <table:table-cell office:value-type="string">
            <text:p>Footman Training V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74">
            <text:p>74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office:value-type="float" office:value="75">
            <text:p>75</text:p>
          </table:table-cell>
          <table:table-cell table:number-columns-repeated="1016"/>
        </table:table-row>
        <table:table-row table:style-name="ro1">
          <table:table-cell office:value-type="string">
            <text:p>trnFoot6</text:p>
          </table:table-cell>
          <table:table-cell office:value-type="string">
            <text:p>Footman Training VI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99">
            <text:p>9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trnFoot7</text:p>
          </table:table-cell>
          <table:table-cell office:value-type="string">
            <text:p>Footman Training VII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149">
            <text:p>14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1">
          <table:table-cell office:value-type="string">
            <text:p>trnFoot8</text:p>
          </table:table-cell>
          <table:table-cell office:value-type="string">
            <text:p>Footman Training VIII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199">
            <text:p>19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trnFoot9</text:p>
          </table:table-cell>
          <table:table-cell office:value-type="string">
            <text:p>Footman Training IX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249">
            <text:p>24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office:value-type="string">
            <text:p>trnFoot10</text:p>
          </table:table-cell>
          <table:table-cell office:value-type="string">
            <text:p>Footman Training X</text:p>
          </table:table-cell>
          <table:table-cell table:style-name="ce1" office:value-type="string">
            <text:p>Doubles the GPS of your Footmen</text:p>
          </table:table-cell>
          <table:table-cell office:value-type="string">
            <text:p>icons/placeholder.png</text:p>
          </table:table-cell>
          <table:table-cell office:value-type="float" office:value="299">
            <text:p>299</text:p>
          </table:table-cell>
          <table:table-cell table:style-name="Default" office:value-type="string">
            <text:p>GPS</text:p>
          </table:table-cell>
          <table:table-cell table:style-name="Default" office:value-type="string">
            <text:p>FOOTMAN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12/30/2014</text:date>, <text:time>19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nthesizeBuildings" style:display-name="PageStyle_SynthesizeBuild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30T19:01:03.62</dc:date>
    <meta:document-statistic meta:table-count="1" meta:cell-count="88" meta:object-count="0"/>
    <meta:generator>OpenOffice/4.1.0$Win32 OpenOffice.org_project/410m18$Build-9764</meta:generator>
  </office:meta>
</office:document-meta>
</file>